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3d2" officeooo:paragraph-rsid="0017d3d2"/>
    </style:style>
    <style:style style:name="P2" style:family="paragraph" style:parent-style-name="Standard">
      <style:text-properties officeooo:rsid="00196ba6" officeooo:paragraph-rsid="00196ba6"/>
    </style:style>
    <style:style style:name="T1" style:family="text">
      <style:text-properties officeooo:rsid="001a07f6"/>
    </style:style>
    <style:style style:name="T2" style:family="text">
      <style:text-properties officeooo:rsid="001b0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ed_penguin6101</text:p>
      <text:p text:style-name="P1"/>
      <text:p text:style-name="P1">1. Clicks create course and not quiz.</text:p>
      <text:p text:style-name="P1">2. Creates a quiz in the course.</text:p>
      <text:p text:style-name="P1">3. Very fast with the insertion of questions and answers.</text:p>
      <text:p text:style-name="P1">4. Finds the time limit very fast.</text:p>
      <text:p text:style-name="P1">5. Hasnt added right answers yet but the safety net will surely catch thath.</text:p>
      <text:p text:style-name="P1">6. Remembers to add right answers, no need for safety net.</text:p>
      <text:p text:style-name="P1">7. Goes through every question to make sure they are right.</text:p>
      <text:p text:style-name="P1">8. Finished</text:p>
      <text:p text:style-name="P1"/>
      <text:p text:style-name="P1">Subjects thoughts:</text:p>
      <text:p text:style-name="P1">First site was confusing. Didn’t see button. The zoom thing was covering it. </text:p>
      <text:p text:style-name="P1">Speedran it and might have missed some things but felt like it was easy anyways.</text:p>
      <text:p text:style-name="P1">Felt like some buttons weren’t obvious to what they would do. </text:p>
      <text:p text:style-name="P1">Feels like the create a kahoot button can be confusing if you don’t know what a kahoot is. Also the creation of the kahoot. </text:p>
      <text:p text:style-name="P1"/>
      <text:p text:style-name="P1">Previous experience: </text:p>
      <text:p text:style-name="P1">Has made quizzes before and had been attending quizzes too. </text:p>
      <text:p text:style-name="P1"/>
      <text:p text:style-name="P2">Kungen6801</text:p>
      <text:p text:style-name="P2">Encountered difficulty with zoom. Not very user friendy according to Don Norman hahahaha. </text:p>
      <text:p text:style-name="P2"/>
      <text:p text:style-name="P2">1. Create new very fast</text:p>
      <text:p text:style-name="P2">2. some difficulty with creating a new question</text:p>
      <text:p text:style-name="P2">3. "Quiz" and not "Question" seems to be somewhat confusing. </text:p>
      <text:p text:style-name="P2">4. Tries to save the kahoot after the first question is created. Safety net prompt. </text:p>
      <text:p text:style-name="P2">5. Has not put the timer correctly, fault might be on my part for not explainnig properly. </text:p>
      <text:p text:style-name="P2">6. Remembers to put in the answers. </text:p>
      <text:p text:style-name="P2">7. Uses copy-paste to insert questions and alternatives. </text:p>
      <text:p text:style-name="P2">8. No sign of any frustration of irritation. Some confusion. </text:p>
      <text:p text:style-name="P2">9. Overall very effective. </text:p>
      <text:p text:style-name="P2"/>
      <text:p text:style-name="P2">Subjects thoughts:</text:p>
      <text:p text:style-name="P2">Simple</text:p>
      <text:p text:style-name="P2">You learn as you go and then you remember</text:p>
      <text:p text:style-name="P2">Didnt understand at first, specifically the way the questions are structured to the left. </text:p>
      <text:p text:style-name="P2"/>
      <text:p text:style-name="P2">Subject has previous experience but doesn't remember anything and says it felt like it was the first time. </text:p>
      <text:p text:style-name="P2"/>
      <text:p text:style-name="P2">Thehomie1337</text:p>
      <text:p text:style-name="P2">The GUI changes when you resize the window making it a little bit harder to create a quiz:</text:p>
      <text:p text:style-name="P2">Some buttons change like the "create" button, it becomes a plus. </text:p>
      <text:p text:style-name="P2">The circle for marking the right answer become smaller and sometimes when clicked something else pops up blocking the request to mark the right answer, frustrating. </text:p>
      <text:p text:style-name="P2"/>
      <text:p text:style-name="P2">Otherwise the creation of the quiz went smoothly. </text:p>
      <text:p text:style-name="P2"/>
      <text:p text:style-name="P2">The subject has previous kahoot experience. </text:p>
      <text:p text:style-name="P2"/>
      <text:p text:style-name="P2"><text:soft-page-break/>What We Will Do:</text:p>
      <text:p text:style-name="P2">You will use a digital system (kahoot), and I'll watch how you do it.</text:p>
      <text:p text:style-name="P2">It's not about you personally; it's about how the system works.</text:p>
      <text:p text:style-name="P2">I won't share what we learn with lots of people.</text:p>
      <text:p text:style-name="P2"/>
      <text:p text:style-name="P2">No personal information:</text:p>
      <text:p text:style-name="P2">No personal information will be recorded or kept.</text:p>
      <text:p text:style-name="P2"/>
      <text:p text:style-name="P2">No Photos or Videos:</text:p>
      <text:p text:style-name="P2">I won't take any photos, record sound, or make videos of you. </text:p>
      <text:p text:style-name="P2">That way, your personal information is safe. </text:p>
      <text:p text:style-name="P2">I'll just take notes.</text:p>
      <text:p text:style-name="P2"/>
      <text:p text:style-name="P2">url: https://create.kahoot.it/</text:p>
      <text:p text:style-name="P2"/>
      <text:p text:style-name="P2">email: gusj@duck.com</text:p>
      <text:p text:style-name="P2">username: kungen6801</text:p>
      <text:p text:style-name="P2">password: envitjul</text:p>
      <text:p text:style-name="P2"/>
      <text:p text:style-name="P2">email: vufgkgrn@spam4.me</text:p>
      <text:p text:style-name="P2">username: thehomie1337</text:p>
      <text:p text:style-name="P2">password: envitjul</text:p>
      <text:p text:style-name="P2"/>
      <text:p text:style-name="P2">email: rpfraqsv@sharklasers.com</text:p>
      <text:p text:style-name="P2">username: speed_penguin6101</text:p>
      <text:p text:style-name="P2">password: envitjul</text:p>
      <text:p text:style-name="P2"/>
      <text:p text:style-name="P2">quiz: </text:p>
      <text:p text:style-name="P2"/>
      <text:p text:style-name="P2">Title: Västerås</text:p>
      <text:p text:style-name="P2"/>
      <text:p text:style-name="P2">Time to answer each question: 1 min. </text:p>
      <text:p text:style-name="P2"/>
      <text:p text:style-name="P2">Fråga 1: Vilket län tillhör staden Västerås?</text:p>
      <text:p text:style-name="P2"/>
      <text:p text:style-name="P2"><text:s text:c="4"/>A) Värmland</text:p>
      <text:p text:style-name="P2"><text:s text:c="4"/>B) Västerbotten</text:p>
      <text:p text:style-name="P2"><text:s text:c="4"/>C) Västernorrland</text:p>
      <text:p text:style-name="P2"><text:s text:c="4"/>D) Västmanland</text:p>
      <text:p text:style-name="P2"/>
      <text:p text:style-name="P2">Fråga 2: Vilken stor sjö finns nära Västerås?</text:p>
      <text:p text:style-name="P2"/>
      <text:p text:style-name="P2"><text:s text:c="4"/>A) Vättern</text:p>
      <text:p text:style-name="P2"><text:s text:c="4"/>B) Mälaren</text:p>
      <text:p text:style-name="P2"><text:s text:c="4"/>C) Hjälmaren</text:p>
      <text:p text:style-name="P2"><text:s text:c="4"/>D) Siljan</text:p>
      <text:p text:style-name="P2"/>
      <text:p text:style-name="P2">Fråga 3: Vilken är den mest kända festivalen som äger rum i Västerås?</text:p>
      <text:p text:style-name="P2"/>
      <text:p text:style-name="P2"><text:s text:c="4"/>A) Malmö Festivalen</text:p>
      <text:p text:style-name="P2"><text:s text:c="4"/>B) Way Out West</text:p>
      <text:p text:style-name="P2"><text:s text:c="4"/>C) Peace &amp; Love</text:p>
      <text:p text:style-name="P2"><text:soft-page-break/><text:s text:c="4"/>D) Power Big Meet</text:p>
      <text:p text:style-name="P2"/>
      <text:p text:style-name="P2">Fråga 4: Vad är det mest kända fotbollslaget från Västerås?</text:p>
      <text:p text:style-name="P2"/>
      <text:p text:style-name="P2"><text:s text:c="4"/>A) Västerås SK</text:p>
      <text:p text:style-name="P2"><text:s text:c="4"/>B) AIK</text:p>
      <text:p text:style-name="P2"><text:s text:c="4"/>C) Djurgårdens IF</text:p>
      <text:p text:style-name="P2"><text:s text:c="4"/>D) IFK Götebor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07:14.822314974</meta:creation-date>
    <dc:date>2023-11-03T11:22:37.882761004</dc:date>
    <meta:editing-duration>PT15M22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3" meta:paragraph-count="81" meta:word-count="546" meta:character-count="3298" meta:non-whitespace-character-count="2746"/>
  </office:meta>
</office:document-meta>
</file>